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x repeats after</text:p>
          </table:table-cell>
          <table:table-cell office:value-type="string">
            <text:p>n repeats aft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|n&gt;1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|n&gt;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4|n&gt;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8|n&gt;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6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18|n&gt;2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54|n&gt;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6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string">
            <text:p>18|n&gt;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6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81*9" office:value-type="float" office:value="729">
            <text:p>72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4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20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string">
            <text:p>100|n&gt;2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23">07/23/2025</text:date>, <text:time>00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2T22:26:48.42</meta:creation-date>
    <dc:date>2025-07-23T00:18:45.93</dc:date>
    <meta:editing-duration>PT1H36M46S</meta:editing-duration>
    <meta:editing-cycles>4</meta:editing-cycles>
    <meta:generator>OpenOffice/4.1.8$Win32 OpenOffice.org_project/418m3$Build-9803</meta:generator>
    <meta:document-statistic meta:table-count="3" meta:cell-count="82" meta:object-count="0"/>
  </office:meta>
</office:document-meta>
</file>